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dce4" officeooo:paragraph-rsid="0024dce4"/>
    </style:style>
    <style:style style:name="P2" style:family="paragraph" style:parent-style-name="Text_20_body">
      <style:text-properties officeooo:rsid="0024dce4" officeooo:paragraph-rsid="0024e5ff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dce4" officeooo:paragraph-rsid="0024dce4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dce4" officeooo:paragraph-rsid="0024e5ff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e5ff" officeooo:paragraph-rsid="0024e5ff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1805"/>
    </style:style>
    <style:style style:name="P8" style:family="paragraph" style:parent-style-name="Standard">
      <style:text-properties officeooo:rsid="000e6a93" officeooo:paragraph-rsid="000e6a93"/>
    </style:style>
    <style:style style:name="P9" style:family="paragraph" style:parent-style-name="Standard">
      <style:text-properties officeooo:rsid="000f4d20" officeooo:paragraph-rsid="000f4d20"/>
    </style:style>
    <style:style style:name="P10" style:family="paragraph" style:parent-style-name="Standard">
      <style:text-properties officeooo:rsid="0011256a" officeooo:paragraph-rsid="000f4d20"/>
    </style:style>
    <style:style style:name="P11" style:family="paragraph" style:parent-style-name="Standard">
      <style:text-properties officeooo:rsid="0011256a" officeooo:paragraph-rsid="0011256a"/>
    </style:style>
    <style:style style:name="P12" style:family="paragraph" style:parent-style-name="Standard">
      <style:text-properties officeooo:rsid="0012c444" officeooo:paragraph-rsid="0012c444"/>
    </style:style>
    <style:style style:name="P13" style:family="paragraph" style:parent-style-name="Standard">
      <style:text-properties officeooo:rsid="001e1805" officeooo:paragraph-rsid="001e1805"/>
    </style:style>
    <style:style style:name="P14" style:family="paragraph" style:parent-style-name="Standard">
      <style:text-properties officeooo:rsid="001e1805" officeooo:paragraph-rsid="002069e0"/>
    </style:style>
    <style:style style:name="P15" style:family="paragraph" style:parent-style-name="Standard">
      <style:text-properties officeooo:rsid="0023ce5b" officeooo:paragraph-rsid="0023ce5b"/>
    </style:style>
    <style:style style:name="P16" style:family="paragraph" style:parent-style-name="Standard">
      <style:text-properties fo:font-weight="bold" officeooo:rsid="001e1805" officeooo:paragraph-rsid="002069e0" style:font-weight-asian="bold" style:font-weight-complex="bold"/>
    </style:style>
    <style:style style:name="P17" style:family="paragraph" style:parent-style-name="Standard">
      <style:text-properties style:text-line-through-style="solid" style:text-line-through-type="single" officeooo:rsid="001e1805" officeooo:paragraph-rsid="001e1805"/>
    </style:style>
    <style:style style:name="P18" style:family="paragraph" style:parent-style-name="Standard">
      <style:text-properties style:text-line-through-style="solid" style:text-line-through-type="single" officeooo:rsid="001e1805" officeooo:paragraph-rsid="001ea82c"/>
    </style:style>
    <style:style style:name="P19" style:family="paragraph" style:parent-style-name="Standard">
      <style:text-properties style:text-line-through-style="solid" style:text-line-through-type="single" officeooo:rsid="001e1805" officeooo:paragraph-rsid="001f9eb7"/>
    </style:style>
    <style:style style:name="P20" style:family="paragraph" style:parent-style-name="Standard">
      <style:text-properties officeooo:rsid="0024dce4" officeooo:paragraph-rsid="0024dce4"/>
    </style:style>
    <style:style style:name="P21" style:family="paragraph" style:parent-style-name="Standard">
      <style:text-properties officeooo:rsid="0024e5ff" officeooo:paragraph-rsid="0024e5ff"/>
    </style:style>
    <style:style style:name="T1" style:family="text">
      <style:text-properties officeooo:rsid="000f4d20"/>
    </style:style>
    <style:style style:name="T2" style:family="text">
      <style:text-properties officeooo:rsid="001e1805"/>
    </style:style>
    <style:style style:name="T3" style:family="text">
      <style:text-properties officeooo:rsid="001ea82c"/>
    </style:style>
    <style:style style:name="T4" style:family="text">
      <style:text-properties officeooo:rsid="001ed379"/>
    </style:style>
    <style:style style:name="T5" style:family="text">
      <style:text-properties officeooo:rsid="001f1a29"/>
    </style:style>
    <style:style style:name="T6" style:family="text">
      <style:text-properties officeooo:rsid="001f9eb7"/>
    </style:style>
    <style:style style:name="T7" style:family="text">
      <style:text-properties officeooo:rsid="002069e0"/>
    </style:style>
    <style:style style:name="T8" style:family="text">
      <style:text-properties officeooo:rsid="00216653"/>
    </style:style>
    <style:style style:name="T9" style:family="text">
      <style:text-properties officeooo:rsid="00221ff2"/>
    </style:style>
    <style:style style:name="T10" style:family="text">
      <style:text-properties officeooo:rsid="0024dce4"/>
    </style:style>
    <style:style style:name="T11" style:family="text">
      <style:text-properties officeooo:rsid="0024e5ff"/>
    </style:style>
    <style:style style:name="T12" style:family="text">
      <style:text-properties officeooo:rsid="00274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plying restart strategy to path relinking</text:p>
      <text:p text:style-name="P8"/>
      <text:p text:style-name="P8">Idea: restart the elite set every X <text:span text:style-name="T1">iterations</text:span> without an improvement</text:p>
      <text:p text:style-name="P8"/>
      <text:p text:style-name="P8">We can make an experiment to try to find the best values for X.</text:p>
      <text:p text:style-name="P8">Example: start at <text:span text:style-name="T1">10</text:span> and increase until 50 with steps of <text:span text:style-name="T1">10</text:span>.</text:p>
      <text:p text:style-name="P8"/>
      <text:p text:style-name="P8"/>
      <text:p text:style-name="P9"><text:bookmark-start text:name="__DdeLink__8_3497936871"/>RQ1: what is the best <text:span text:style-name="T2">iterations </text:span>value to use as restart parameter?<text:bookmark-end text:name="__DdeLink__8_3497936871"/></text:p>
      <text:p text:style-name="P13">RQ2: what is the best time value to use as restart parameter?</text:p>
      <text:p text:style-name="P13">RQ3: which type of restart parameter works best?</text:p>
      <text:p text:style-name="P9"/>
      <text:p text:style-name="P9"/>
      <text:p text:style-name="P10"/>
      <text:p text:style-name="P13">For RQ1:</text:p>
      <text:p text:style-name="P13">Vary iterations value starting with <text:span text:style-name="T10">15</text:span>, increasing until <text:span text:style-name="T10">100</text:span> with steps of <text:span text:style-name="T10">15</text:span>.</text:p>
      <text:p text:style-name="P13">Plot <text:span text:style-name="T4">cumulative</text:span> iterations x value <text:span text:style-name="T5">maybe</text:span></text:p>
      <text:p text:style-name="P13">Plot TTT</text:p>
      <text:p text:style-name="P13"/>
      <text:p text:style-name="P13">For RQ2:</text:p>
      <text:p text:style-name="P13">Vary time value starting with <text:span text:style-name="T11">10</text:span>, increasing until 50, with steps of <text:span text:style-name="T11">10</text:span>.</text:p>
      <text:p text:style-name="P13">Plot <text:span text:style-name="T4">cumulative </text:span>time x value (every 5 seconds we write the current value) <text:span text:style-name="T5">maybe</text:span></text:p>
      <text:p text:style-name="P13">Plot TTT</text:p>
      <text:p text:style-name="P13"/>
      <text:p text:style-name="P13">For RQ3:</text:p>
      <text:p text:style-name="P13">Use data from RQ1 and RQ2.</text:p>
      <text:p text:style-name="P13"/>
      <text:p text:style-name="P13"/>
      <text:p text:style-name="P13">Target value: </text:p>
      <text:p text:style-name="P13">Target value used in path relinking experiment: <text:s/>pcb1173 – 65316<text:tab/><text:tab/>u1817 – 67406</text:p>
      <text:p text:style-name="P17"><text:bookmark-start text:name="__DdeLink__10_3497936871"/>Target value <text:span text:style-name="T3">with</text:span> 5% less</text:p>
      <text:p text:style-name="P17">pcb1173: 62050</text:p>
      <text:p text:style-name="P17">u1817: 64035<text:bookmark-end text:name="__DdeLink__10_3497936871"/></text:p>
      <text:p text:style-name="P17"/>
      <text:p text:style-name="P18"><text:bookmark-start text:name="__DdeLink__12_3497936871"/>Target value <text:span text:style-name="T3">with</text:span> <text:span text:style-name="T3">4</text:span>% less</text:p>
      <text:p text:style-name="P18">pcb1173: <text:span text:style-name="T3">62703</text:span></text:p>
      <text:p text:style-name="P18">u1817: <text:span text:style-name="T3">64709</text:span><text:bookmark-end text:name="__DdeLink__12_3497936871"/></text:p>
      <text:p text:style-name="P17"/>
      <text:p text:style-name="P19"><text:bookmark-start text:name="__DdeLink__14_3497936871"/>Target value <text:span text:style-name="T3">with</text:span> <text:span text:style-name="T6">3</text:span>% less</text:p>
      <text:p text:style-name="P19">pcb1173: <text:span text:style-name="T6">63356</text:span></text:p>
      <text:p text:style-name="P19">u1817: <text:span text:style-name="T6">65383</text:span><text:bookmark-end text:name="__DdeLink__14_3497936871"/></text:p>
      <text:p text:style-name="P13"/>
      <text:p text:style-name="P16">Target value <text:span text:style-name="T3">with</text:span> <text:span text:style-name="T7">2.8</text:span>% less</text:p>
      <text:p text:style-name="P16">pcb1173: <text:span text:style-name="T8">63487</text:span></text:p>
      <text:p text:style-name="P16">u1817: <text:span text:style-name="T9">65518</text:span></text:p>
      <text:p text:style-name="P14"/>
      <text:p text:style-name="P15">Target with 2.8% less, waiting time is 150 seconds.</text:p>
      <text:p text:style-name="P13"/>
      <text:p text:style-name="P13"/>
      <text:p text:style-name="P20"><text:soft-page-break/>Script</text:p>
      <text:p text:style-name="P20"/>
      <text:p text:style-name="P21">#restart every X iterations without improvements</text:p>
      <text:p text:style-name="P1"><text:bookmark-start text:name="__DdeLink__19_3497936871"/><text:bookmark-start text:name="__DdeLink__80_3497936871"/><text:bookmark-start text:name="__DdeLink__35_3497936871"/>.<text:bookmark-start text:name="__DdeLink__61_3497936871"/>/tspProblem <text:bookmark-start text:name="__DdeLink__16_3497936871"/>pcb1173_restart_15_i <text:bookmark-end text:name="__DdeLink__16_3497936871"/>RDSNN first 200 file instances/medium/pcb1173.tsp 0 ql 5 63487 15 25;<text:bookmark-end text:name="__DdeLink__19_3497936871"/></text:p>
      <text:p text:style-name="P1">./tspProblem <text:bookmark-start text:name="__DdeLink__16_34979368711"/>pcb1173_restart_30_i <text:bookmark-end text:name="__DdeLink__16_34979368711"/>RDSNN first 200 file instances/medium/pcb1173.tsp 0 ql 5 63487 30 25;</text:p>
      <text:p text:style-name="P1">./tspProblem <text:bookmark-start text:name="__DdeLink__16_34979368712"/>pcb1173_restart_45_i <text:bookmark-end text:name="__DdeLink__16_34979368712"/>RDSNN first 200 file instances/medium/pcb1173.tsp 0 ql 5 63487 45 25;</text:p>
      <text:p text:style-name="P1">./tspProblem <text:bookmark-start text:name="__DdeLink__16_34979368713"/>pcb1173_restart_60_i <text:bookmark-end text:name="__DdeLink__16_34979368713"/>RDSNN first 200 file instances/medium/pcb1173.tsp 0 ql 5 63487 60 25;</text:p>
      <text:p text:style-name="P1">./tspProblem <text:bookmark-start text:name="__DdeLink__16_34979368714"/>pcb1173_restart_75_i <text:bookmark-end text:name="__DdeLink__16_34979368714"/>RDSNN first 200 file instances/medium/pcb1173.tsp 0 ql 5 63487 75 25;</text:p>
      <text:p text:style-name="P1">./tspProblem <text:bookmark-start text:name="__DdeLink__16_34979368715"/>pcb1173_restart_100_i <text:bookmark-end text:name="__DdeLink__16_34979368715"/>RDSNN first 200 file instances/medium/pcb1173.tsp 0 ql 5 63487 100 25;<text:bookmark-end text:name="__DdeLink__35_3497936871"/></text:p>
      <text:p text:style-name="P1"><text:bookmark-start text:name="__DdeLink__19_34979368711"/>./tspProblem <text:bookmark-start text:name="__DdeLink__16_34979368716"/>u1817_restart_15_i <text:bookmark-end text:name="__DdeLink__16_34979368716"/>RDSNN first 200 file instances/medium/u1817.tsp 0 ql 5 65518 15 25;<text:bookmark-end text:name="__DdeLink__19_34979368711"/></text:p>
      <text:p text:style-name="P1">./tspProblem <text:bookmark-start text:name="__DdeLink__16_349793687111"/>u1817_restart_30_i <text:bookmark-end text:name="__DdeLink__16_349793687111"/>RDSNN first 200 file instances/medium/u1817.tsp 0 ql 5 65518 30 25;</text:p>
      <text:p text:style-name="P1">./tspProblem <text:bookmark-start text:name="__DdeLink__16_349793687121"/>u1817_restart_45_i <text:bookmark-end text:name="__DdeLink__16_349793687121"/>RDSNN first 200 file instances/medium/u1817.tsp 0 ql 5 <text:bookmark-start text:name="__DdeLink__45_3497936871"/>65518<text:bookmark-end text:name="__DdeLink__45_3497936871"/> 45 25;</text:p>
      <text:p text:style-name="P1">./tspProblem <text:bookmark-start text:name="__DdeLink__16_349793687131"/>u1817_restart_60_i <text:bookmark-end text:name="__DdeLink__16_349793687131"/>RDSNN first 200 file instances/medium/u1817.tsp 0 ql 5 65518 60 25;</text:p>
      <text:p text:style-name="P1">./tspProblem <text:bookmark-start text:name="__DdeLink__16_349793687141"/>u1817_restart_75_i <text:bookmark-end text:name="__DdeLink__16_349793687141"/>RDSNN first 200 file instances/medium/u1817.tsp 0 ql 5 65518 75 25;</text:p>
      <text:p text:style-name="P4">./tspProblem <text:bookmark-start text:name="__DdeLink__16_349793687151"/>u1817_restart_100_i <text:bookmark-end text:name="__DdeLink__16_349793687151"/>RDSNN first 200 file instances/medium/u1817.tsp 0 ql 5 65518 100 25;<text:bookmark-end text:name="__DdeLink__61_3497936871"/><text:bookmark-end text:name="__DdeLink__80_3497936871"/></text:p>
      <text:p text:style-name="P6">#restart every X seconds without improvements</text:p>
      <text:p text:style-name="P2"><text:bookmark-start text:name="__DdeLink__35_34979368711"/><text:bookmark-start text:name="__DdeLink__19_34979368712"/>.<text:bookmark-start text:name="__DdeLink__61_34979368711"/>/tspProblem <text:bookmark-start text:name="__DdeLink__16_34979368717"/>pcb1173_restart_15_i <text:bookmark-end text:name="__DdeLink__16_34979368717"/>RDSNN first 200 file instances/medium/pcb1173.tsp 0 ql <text:span text:style-name="T12">7</text:span> 63487 1<text:span text:style-name="T12">0</text:span> 25;<text:bookmark-end text:name="__DdeLink__19_34979368712"/></text:p>
      <text:p text:style-name="P2">./tspProblem <text:bookmark-start text:name="__DdeLink__16_349793687112"/>pcb1173_restart_30_i <text:bookmark-end text:name="__DdeLink__16_349793687112"/>RDSNN first 200 file instances/medium/pcb1173.tsp 0 ql <text:span text:style-name="T12">7</text:span> 63487 <text:span text:style-name="T12">20</text:span> 25;</text:p>
      <text:p text:style-name="P2">./tspProblem <text:bookmark-start text:name="__DdeLink__16_349793687122"/>pcb1173_restart_45_i <text:bookmark-end text:name="__DdeLink__16_349793687122"/>RDSNN first 200 file instances/medium/pcb1173.tsp 0 ql <text:span text:style-name="T12">7</text:span> 63487 <text:span text:style-name="T12">30</text:span> 25;</text:p>
      <text:p text:style-name="P2">./tspProblem <text:bookmark-start text:name="__DdeLink__16_349793687132"/>pcb1173_restart_60_i <text:bookmark-end text:name="__DdeLink__16_349793687132"/>RDSNN first 200 file instances/medium/pcb1173.tsp 0 ql <text:span text:style-name="T12">7</text:span> 63487 <text:span text:style-name="T12">40</text:span> 25;</text:p>
      <text:p text:style-name="P2"><text:soft-page-break/>./tspProblem <text:bookmark-start text:name="__DdeLink__16_349793687142"/>pcb1173_restart_75_i <text:bookmark-end text:name="__DdeLink__16_349793687142"/>RDSNN first 200 file instances/medium/pcb1173.tsp 0 ql <text:span text:style-name="T12">7</text:span> 63487 <text:span text:style-name="T12">50</text:span> 25;</text:p>
      <text:p text:style-name="P2"><text:bookmark-start text:name="__DdeLink__19_349793687111"/><text:bookmark-end text:name="__DdeLink__35_34979368711"/>./tspProblem <text:bookmark-start text:name="__DdeLink__16_349793687161"/>u1817_restart_15_i <text:bookmark-end text:name="__DdeLink__16_349793687161"/>RDSNN first 200 file instances/medium/u1817.tsp 0 ql <text:span text:style-name="T12">7</text:span> 65518 <text:span text:style-name="T12">10</text:span> 25;<text:bookmark-end text:name="__DdeLink__19_349793687111"/></text:p>
      <text:p text:style-name="P2">./tspProblem <text:bookmark-start text:name="__DdeLink__16_3497936871111"/>u1817_restart_30_i <text:bookmark-end text:name="__DdeLink__16_3497936871111"/>RDSNN first 200 file instances/medium/u1817.tsp 0 ql <text:span text:style-name="T12">7</text:span> 65518 <text:span text:style-name="T12">2</text:span>0 25;</text:p>
      <text:p text:style-name="P2">./tspProblem <text:bookmark-start text:name="__DdeLink__16_3497936871211"/>u1817_restart_45_i <text:bookmark-end text:name="__DdeLink__16_3497936871211"/>RDSNN first 200 file instances/medium/u1817.tsp 0 ql <text:span text:style-name="T12">7</text:span> <text:bookmark-start text:name="__DdeLink__45_34979368711"/>65518<text:bookmark-end text:name="__DdeLink__45_34979368711"/> <text:span text:style-name="T12">30</text:span> 25;</text:p>
      <text:p text:style-name="P2">./tspProblem <text:bookmark-start text:name="__DdeLink__16_3497936871311"/>u1817_restart_60_i <text:bookmark-end text:name="__DdeLink__16_3497936871311"/>RDSNN first 200 file instances/medium/u1817.tsp 0 ql <text:span text:style-name="T12">7</text:span> 65518 <text:span text:style-name="T12">4</text:span>0 25;</text:p>
      <text:p text:style-name="P2">./tspProblem <text:bookmark-start text:name="__DdeLink__16_3497936871411"/>u1817_restart_75_i <text:bookmark-end text:name="__DdeLink__16_3497936871411"/>RDSNN first 200 file instances/medium/u1817.tsp 0 ql <text:span text:style-name="T12">7</text:span> 65518 <text:span text:style-name="T12">50</text:span> 25;</text:p>
      <text:p text:style-name="P5"><text:bookmark-end text:name="__DdeLink__61_34979368711"/></text:p>
      <text:p text:style-name="P1"/>
      <text:p text:style-name="P7"/>
      <text:p text:style-name="P11"/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5:53:29.589319155</meta:creation-date>
    <dc:date>2019-06-27T09:36:55.134406428</dc:date>
    <meta:editing-duration>PT16H59M29S</meta:editing-duration>
    <meta:editing-cycles>21</meta:editing-cycles>
    <meta:generator>LibreOffice/6.2.2.2$Linux_X86_64 LibreOffice_project/20$Build-2</meta:generator>
    <meta:document-statistic meta:table-count="0" meta:image-count="0" meta:object-count="0" meta:page-count="3" meta:paragraph-count="57" meta:word-count="494" meta:character-count="3421" meta:non-whitespace-character-count="2979"/>
  </office:meta>
</office:document-meta>
</file>